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5.20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shrink-to-fit="true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 style:shrink-to-fit="true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fo:wrap-option="no-wrap" style:shrink-to-fit="true"/>
    </style:style>
    <style:style style:name="ce24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No</text:p>
          </table:table-cell>
          <table:table-cell table:style-name="ce18" office:value-type="string" calcext:value-type="string">
            <text:p>Title Raw</text:p>
          </table:table-cell>
          <table:table-cell table:style-name="ce18" office:value-type="string" calcext:value-type="string">
            <text:p>Writer / Editor Raw</text:p>
          </table:table-cell>
          <table:table-cell table:style-name="ce18" office:value-type="string" calcext:value-type="string">
            <text:p>Language Raw</text:p>
          </table:table-cell>
          <table:table-cell table:style-name="ce20" office:value-type="string" calcext:value-type="string">
            <text:p>link raw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Writer Editor</text:p>
          </table:table-cell>
          <table:table-cell table:style-name="ce24" office:value-type="string" calcext:value-type="string">
            <text:p>Language</text:p>
          </table:table-cell>
          <table:table-cell table:style-name="ce24" office:value-type="string" calcext:value-type="string">
            <text:p>Link</text:p>
          </table:table-cell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<text:a xlink:href="https://www.hanser-kundencenter.de/en/detail/index/sArticle/10355" xlink:type="simple">Einführung in Python 3</text:a></text:p>
          </table:table-cell>
          <table:table-cell table:style-name="ce19" office:value-type="string" calcext:value-type="string">
            <text:p>Bernd Klein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hanser-kundencenter.de/en/detail/index/sArticle/10355</text:p>
          </table:table-cell>
          <table:table-cell table:style-name="ce24" table:formula="of:=COM.MICROSOFT.CONCAT(&quot;[&quot;;[.B2];&quot;][&quot;;[.A2];&quot;]&quot;)" office:value-type="string" office:string-value="[Einführung in Python 3][1]" calcext:value-type="string">
            <text:p>[Einführung in Python 3][1]</text:p>
          </table:table-cell>
          <table:table-cell table:style-name="ce24" table:formula="of:=COM.MICROSOFT.CONCAT([.C2]; &quot;&quot;)" office:value-type="string" office:string-value="Bernd Klein" calcext:value-type="string">
            <text:p>Bernd Klein</text:p>
          </table:table-cell>
          <table:table-cell table:style-name="ce24" table:formula="of:=COM.MICROSOFT.CONCAT([.D2]; &quot;&quot;)" office:value-type="string" office:string-value="DE" calcext:value-type="string">
            <text:p>DE</text:p>
          </table:table-cell>
          <table:table-cell table:style-name="ce24" table:formula="of:=COM.MICROSOFT.CONCAT(&quot;[&quot;;[.A2];&quot;]: &quot;;[.E2])" office:value-type="string" office:string-value="[1]: https://www.hanser-kundencenter.de/en/detail/index/sArticle/10355" calcext:value-type="string">
            <text:p>[1]: https://www.hanser-kundencenter.de/en/detail/index/sArticle/10355</text:p>
          </table:table-cell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<text:a xlink:href="https://www.rheinwerk-verlag.de/python-der-grundkurs/" xlink:type="simple">Python – der Grundkurs</text:a></text:p>
          </table:table-cell>
          <table:table-cell table:style-name="ce19" office:value-type="string" calcext:value-type="string">
            <text:p>Michael Kofler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rheinwerk-verlag.de/python-der-grundkurs/</text:p>
          </table:table-cell>
          <table:table-cell table:style-name="ce24" table:formula="of:=COM.MICROSOFT.CONCAT(&quot;[&quot;;[.B3];&quot;][&quot;;[.A3];&quot;]&quot;)" office:value-type="string" office:string-value="[Python – der Grundkurs][2]" calcext:value-type="string">
            <text:p>[Python – der Grundkurs][2]</text:p>
          </table:table-cell>
          <table:table-cell table:style-name="ce24" table:formula="of:=COM.MICROSOFT.CONCAT([.C3]; &quot;&quot;)" office:value-type="string" office:string-value="Michael Kofler" calcext:value-type="string">
            <text:p>Michael Kofler</text:p>
          </table:table-cell>
          <table:table-cell table:style-name="ce24" table:formula="of:=COM.MICROSOFT.CONCAT([.D3]; &quot;&quot;)" office:value-type="string" office:string-value="DE" calcext:value-type="string">
            <text:p>DE</text:p>
          </table:table-cell>
          <table:table-cell table:style-name="ce24" table:formula="of:=COM.MICROSOFT.CONCAT(&quot;[&quot;;[.A3];&quot;]: &quot;;[.E3])" office:value-type="string" office:string-value="[2]: https://www.rheinwerk-verlag.de/python-der-grundkurs/" calcext:value-type="string">
            <text:p>[2]: https://www.rheinwerk-verlag.de/python-der-grundkurs/</text:p>
          </table:table-cell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<text:a xlink:href="https://www.amazon.de/dp/1449355730?linkCode=gs2&amp;tag=oreilly2002-21" xlink:type="simple">Learning Python: Powerful Object-Oriented Programming</text:a></text:p>
          </table:table-cell>
          <table:table-cell table:style-name="ce19" office:value-type="string" calcext:value-type="string">
            <text:p>Mark Lutz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dp/1449355730?linkCode=gs2&amp;tag=oreilly2002-21</text:p>
          </table:table-cell>
          <table:table-cell table:style-name="ce24" table:formula="of:=COM.MICROSOFT.CONCAT(&quot;[&quot;;[.B4];&quot;][&quot;;[.A4];&quot;]&quot;)" office:value-type="string" office:string-value="[Learning Python: Powerful Object-Oriented Programming][3]" calcext:value-type="string">
            <text:p>[Learning Python: Powerful Object-Oriented Programming][3]</text:p>
          </table:table-cell>
          <table:table-cell table:style-name="ce24" table:formula="of:=COM.MICROSOFT.CONCAT([.C4]; &quot;&quot;)" office:value-type="string" office:string-value="Mark Lutz" calcext:value-type="string">
            <text:p>Mark Lutz</text:p>
          </table:table-cell>
          <table:table-cell table:style-name="ce24" table:formula="of:=COM.MICROSOFT.CONCAT([.D4]; &quot;&quot;)" office:value-type="string" office:string-value="EN" calcext:value-type="string">
            <text:p>EN</text:p>
          </table:table-cell>
          <table:table-cell table:style-name="ce24" table:formula="of:=COM.MICROSOFT.CONCAT(&quot;[&quot;;[.A4];&quot;]: &quot;;[.E4])" office:value-type="string" office:string-value="[3]: https://www.amazon.de/dp/1449355730?linkCode=gs2&amp;tag=oreilly2002-21" calcext:value-type="string">
            <text:p>[3]: https://www.amazon.de/dp/1449355730?linkCode=gs2&amp;tag=oreilly2002-21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<text:a xlink:href="https://www.amazon.de/Python-Geospatial-Analysis-Cookbook-Michael/dp/1783555076" xlink:type="simple">Python Geospatial Analysis Cookbook</text:a></text:p>
          </table:table-cell>
          <table:table-cell table:style-name="ce19" office:value-type="string" calcext:value-type="string">
            <text:p>Michael Diener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Python-Geospatial-Analysis-Cookbook-Michael/dp/1783555076</text:p>
          </table:table-cell>
          <table:table-cell table:style-name="ce24" table:formula="of:=COM.MICROSOFT.CONCAT(&quot;[&quot;;[.B5];&quot;][&quot;;[.A5];&quot;]&quot;)" office:value-type="string" office:string-value="[Python Geospatial Analysis Cookbook][4]" calcext:value-type="string">
            <text:p>[Python Geospatial Analysis Cookbook][4]</text:p>
          </table:table-cell>
          <table:table-cell table:style-name="ce24" table:formula="of:=COM.MICROSOFT.CONCAT([.C5]; &quot;&quot;)" office:value-type="string" office:string-value="Michael Diener" calcext:value-type="string">
            <text:p>Michael Diener</text:p>
          </table:table-cell>
          <table:table-cell table:style-name="ce24" table:formula="of:=COM.MICROSOFT.CONCAT([.D5]; &quot;&quot;)" office:value-type="string" office:string-value="EN" calcext:value-type="string">
            <text:p>EN</text:p>
          </table:table-cell>
          <table:table-cell table:style-name="ce24" table:formula="of:=COM.MICROSOFT.CONCAT(&quot;[&quot;;[.A5];&quot;]: &quot;;[.E5])" office:value-type="string" office:string-value="[4]: https://www.amazon.de/Python-Geospatial-Analysis-Cookbook-Michael/dp/1783555076" calcext:value-type="string">
            <text:p>[4]: https://www.amazon.de/Python-Geospatial-Analysis-Cookbook-Michael/dp/178355507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<text:a xlink:href="https://www.amazon.de/Advanced-Python-Scripting-ArcGIS-Pro/dp/1589486188" xlink:type="simple">Advanced Python Scripting for ArcGIS Pro</text:a></text:p>
          </table:table-cell>
          <table:table-cell table:style-name="ce19" office:value-type="string" calcext:value-type="string">
            <text:p>Paul A. Zandbergen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Advanced-Python-Scripting-ArcGIS-Pro/dp/1589486188</text:p>
          </table:table-cell>
          <table:table-cell table:style-name="ce24" table:formula="of:=COM.MICROSOFT.CONCAT(&quot;[&quot;;[.B6];&quot;][&quot;;[.A6];&quot;]&quot;)" office:value-type="string" office:string-value="[Advanced Python Scripting for ArcGIS Pro][5]" calcext:value-type="string">
            <text:p>[Advanced Python Scripting for ArcGIS Pro][5]</text:p>
          </table:table-cell>
          <table:table-cell table:style-name="ce24" table:formula="of:=COM.MICROSOFT.CONCAT([.C6]; &quot;&quot;)" office:value-type="string" office:string-value="Paul A. Zandbergen" calcext:value-type="string">
            <text:p>Paul A. Zandbergen</text:p>
          </table:table-cell>
          <table:table-cell table:style-name="ce24" table:formula="of:=COM.MICROSOFT.CONCAT([.D6]; &quot;&quot;)" office:value-type="string" office:string-value="EN" calcext:value-type="string">
            <text:p>EN</text:p>
          </table:table-cell>
          <table:table-cell table:style-name="ce24" table:formula="of:=COM.MICROSOFT.CONCAT(&quot;[&quot;;[.A6];&quot;]: &quot;;[.E6])" office:value-type="string" office:string-value="[5]: https://www.amazon.de/Advanced-Python-Scripting-ArcGIS-Pro/dp/1589486188" calcext:value-type="string">
            <text:p>[5]: https://www.amazon.de/Advanced-Python-Scripting-ArcGIS-Pro/dp/1589486188</text:p>
          </table:table-cell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<text:a xlink:href="https://www.amazon.com/Mastering-Geospatial-Analysis-Python-MapboxGL-Jupyter/dp/1788293339" xlink:type="simple">Mastering Geospatial Analysis with Python</text:a></text:p>
          </table:table-cell>
          <table:table-cell table:style-name="ce19" office:value-type="string" calcext:value-type="string">
            <text:p>Paul Crickard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com/Mastering-Geospatial-Analysis-Python-MapboxGL-Jupyter/dp/1788293339</text:p>
          </table:table-cell>
          <table:table-cell table:style-name="ce24" table:formula="of:=COM.MICROSOFT.CONCAT(&quot;[&quot;;[.B7];&quot;][&quot;;[.A7];&quot;]&quot;)" office:value-type="string" office:string-value="[Mastering Geospatial Analysis with Python][6]" calcext:value-type="string">
            <text:p>[Mastering Geospatial Analysis with Python][6]</text:p>
          </table:table-cell>
          <table:table-cell table:style-name="ce24" table:formula="of:=COM.MICROSOFT.CONCAT([.C7]; &quot;&quot;)" office:value-type="string" office:string-value="Paul Crickard" calcext:value-type="string">
            <text:p>Paul Crickard</text:p>
          </table:table-cell>
          <table:table-cell table:style-name="ce24" table:formula="of:=COM.MICROSOFT.CONCAT([.D7]; &quot;&quot;)" office:value-type="string" office:string-value="EN" calcext:value-type="string">
            <text:p>EN</text:p>
          </table:table-cell>
          <table:table-cell table:style-name="ce24" table:formula="of:=COM.MICROSOFT.CONCAT(&quot;[&quot;;[.A7];&quot;]: &quot;;[.E7])" office:value-type="string" office:string-value="[6]: https://www.amazon.com/Mastering-Geospatial-Analysis-Python-MapboxGL-Jupyter/dp/1788293339" calcext:value-type="string">
            <text:p>[6]: https://www.amazon.com/Mastering-Geospatial-Analysis-Python-MapboxGL-Jupyter/dp/1788293339</text:p>
          </table:table-cell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ython Distilled (Developers Library)</text:p>
          </table:table-cell>
          <table:table-cell table:style-name="ce17" office:value-type="string" calcext:value-type="string">
            <text:p>David E. Beazl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0134173279</text:p>
          </table:table-cell>
          <table:table-cell table:style-name="ce24" table:formula="of:=COM.MICROSOFT.CONCAT(&quot;[&quot;;[.B8];&quot;][&quot;;[.A8];&quot;]&quot;)" office:value-type="string" office:string-value="[Python Distilled (Developers Library)][7]" calcext:value-type="string">
            <text:p>[Python Distilled (Developers Library)][7]</text:p>
          </table:table-cell>
          <table:table-cell table:style-name="ce24" table:formula="of:=COM.MICROSOFT.CONCAT([.C8]; &quot;&quot;)" office:value-type="string" office:string-value="David E. Beazley" calcext:value-type="string">
            <text:p>David E. Beazley</text:p>
          </table:table-cell>
          <table:table-cell table:style-name="ce24" table:formula="of:=COM.MICROSOFT.CONCAT([.D8]; &quot;&quot;)" office:value-type="string" office:string-value="EN" calcext:value-type="string">
            <text:p>EN</text:p>
          </table:table-cell>
          <table:table-cell table:style-name="ce24" table:formula="of:=COM.MICROSOFT.CONCAT(&quot;[&quot;;[.A8];&quot;]: &quot;;[.E8])" office:value-type="string" office:string-value="[7]: https://www.amazon.de/dp/0134173279" calcext:value-type="string">
            <text:p>[7]: https://www.amazon.de/dp/0134173279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Automate the Boring Stuff with Python</text:p>
          </table:table-cell>
          <table:table-cell table:style-name="ce17" office:value-type="string" calcext:value-type="string">
            <text:p>Al Sweigart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com/Automate-Boring-Stuff-Python-Programming/dp/1593275994</text:p>
          </table:table-cell>
          <table:table-cell table:style-name="ce24" table:formula="of:=COM.MICROSOFT.CONCAT(&quot;[&quot;;[.B9];&quot;][&quot;;[.A9];&quot;]&quot;)" office:value-type="string" office:string-value="[Automate the Boring Stuff with Python][8]" calcext:value-type="string">
            <text:p>[Automate the Boring Stuff with Python][8]</text:p>
          </table:table-cell>
          <table:table-cell table:style-name="ce24" table:formula="of:=COM.MICROSOFT.CONCAT([.C9]; &quot;&quot;)" office:value-type="string" office:string-value="Al Sweigart" calcext:value-type="string">
            <text:p>Al Sweigart</text:p>
          </table:table-cell>
          <table:table-cell table:style-name="ce24" table:formula="of:=COM.MICROSOFT.CONCAT([.D9]; &quot;&quot;)" office:value-type="string" office:string-value="EN" calcext:value-type="string">
            <text:p>EN</text:p>
          </table:table-cell>
          <table:table-cell table:style-name="ce24" table:formula="of:=COM.MICROSOFT.CONCAT(&quot;[&quot;;[.A9];&quot;]: &quot;;[.E9])" office:value-type="string" office:string-value="[8]: https://www.amazon.com/Automate-Boring-Stuff-Python-Programming/dp/1593275994" calcext:value-type="string">
            <text:p>[8]: https://www.amazon.com/Automate-Boring-Stuff-Python-Programming/dp/1593275994</text:p>
          </table:table-cell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ython 3 : Umfassende Handbuch</text:p>
          </table:table-cell>
          <table:table-cell table:style-name="ce17" office:value-type="string" calcext:value-type="string">
            <text:p>Johannes Ernesti</text:p>
          </table:table-cell>
          <table:table-cell table:style-name="ce17" office:value-type="string" calcext:value-type="string">
            <text:p>DE</text:p>
          </table:table-cell>
          <table:table-cell table:style-name="ce22" office:value-type="string" calcext:value-type="string">
            <text:p>https://www.amazon.de/Python-Sprachgrundlagen-Objektorientierte-Programmierung-Beispielprogramme/dp/3836279266</text:p>
          </table:table-cell>
          <table:table-cell table:style-name="ce24" table:formula="of:=COM.MICROSOFT.CONCAT(&quot;[&quot;;[.B10];&quot;][&quot;;[.A10];&quot;]&quot;)" office:value-type="string" office:string-value="[Python 3 : Umfassende Handbuch][9]" calcext:value-type="string">
            <text:p>[Python 3 : Umfassende Handbuch][9]</text:p>
          </table:table-cell>
          <table:table-cell table:style-name="ce24" table:formula="of:=COM.MICROSOFT.CONCAT([.C10]; &quot;&quot;)" office:value-type="string" office:string-value="Johannes Ernesti" calcext:value-type="string">
            <text:p>Johannes Ernesti</text:p>
          </table:table-cell>
          <table:table-cell table:style-name="ce24" table:formula="of:=COM.MICROSOFT.CONCAT([.D10]; &quot;&quot;)" office:value-type="string" office:string-value="DE" calcext:value-type="string">
            <text:p>DE</text:p>
          </table:table-cell>
          <table:table-cell table:style-name="ce24" table:formula="of:=COM.MICROSOFT.CONCAT(&quot;[&quot;;[.A10];&quot;]: &quot;;[.E10])" office:value-type="string" office:string-value="[9]: https://www.amazon.de/Python-Sprachgrundlagen-Objektorientierte-Programmierung-Beispielprogramme/dp/3836279266" calcext:value-type="string">
            <text:p>[9]: https://www.amazon.de/Python-Sprachgrundlagen-Objektorientierte-Programmierung-Beispielprogramme/dp/383627926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ython for Data Analysis</text:p>
          </table:table-cell>
          <table:table-cell table:style-name="ce17" office:value-type="string" calcext:value-type="string">
            <text:p>Wes McKinn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oreilly.com/library/view/python-for-data/9781491957653/</text:p>
          </table:table-cell>
          <table:table-cell table:style-name="ce24" table:formula="of:=COM.MICROSOFT.CONCAT(&quot;[&quot;;[.B11];&quot;][&quot;;[.A11];&quot;]&quot;)" office:value-type="string" office:string-value="[Python for Data Analysis][10]" calcext:value-type="string">
            <text:p>[Python for Data Analysis][10]</text:p>
          </table:table-cell>
          <table:table-cell table:style-name="ce24" table:formula="of:=COM.MICROSOFT.CONCAT([.C11]; &quot;&quot;)" office:value-type="string" office:string-value="Wes McKinney" calcext:value-type="string">
            <text:p>Wes McKinney</text:p>
          </table:table-cell>
          <table:table-cell table:style-name="ce24" table:formula="of:=COM.MICROSOFT.CONCAT([.D11]; &quot;&quot;)" office:value-type="string" office:string-value="EN" calcext:value-type="string">
            <text:p>EN</text:p>
          </table:table-cell>
          <table:table-cell table:style-name="ce24" table:formula="of:=COM.MICROSOFT.CONCAT(&quot;[&quot;;[.A11];&quot;]: &quot;;[.E11])" office:value-type="string" office:string-value="[10]: https://www.oreilly.com/library/view/python-for-data/9781491957653/" calcext:value-type="string">
            <text:p>[10]: https://www.oreilly.com/library/view/python-for-data/9781491957653/</text:p>
          </table:table-cell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Machine Learning for Algorithmic Trading</text:p>
          </table:table-cell>
          <table:table-cell table:style-name="ce17" office:value-type="string" calcext:value-type="string">
            <text:p>Stafan Janse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packtpub.com/product/machine-learning-for-algorithmic-trading-second-edition/9781839217715</text:p>
          </table:table-cell>
          <table:table-cell table:style-name="ce24" table:formula="of:=COM.MICROSOFT.CONCAT(&quot;[&quot;;[.B12];&quot;][&quot;;[.A12];&quot;]&quot;)" office:value-type="string" office:string-value="[Machine Learning for Algorithmic Trading][11]" calcext:value-type="string">
            <text:p>[Machine Learning for Algorithmic Trading][11]</text:p>
          </table:table-cell>
          <table:table-cell table:style-name="ce24" table:formula="of:=COM.MICROSOFT.CONCAT([.C12]; &quot;&quot;)" office:value-type="string" office:string-value="Stafan Jansen" calcext:value-type="string">
            <text:p>Stafan Jansen</text:p>
          </table:table-cell>
          <table:table-cell table:style-name="ce24" table:formula="of:=COM.MICROSOFT.CONCAT([.D12]; &quot;&quot;)" office:value-type="string" office:string-value="EN" calcext:value-type="string">
            <text:p>EN</text:p>
          </table:table-cell>
          <table:table-cell table:style-name="ce24" table:formula="of:=COM.MICROSOFT.CONCAT(&quot;[&quot;;[.A12];&quot;]: &quot;;[.E12])" office:value-type="string" office:string-value="[11]: https://www.packtpub.com/product/machine-learning-for-algorithmic-trading-second-edition/9781839217715" calcext:value-type="string">
            <text:p>[11]: https://www.packtpub.com/product/machine-learning-for-algorithmic-trading-second-edition/9781839217715</text:p>
          </table:table-cell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Hands-on Machine Learning with SciKit-Learn, Keras and TensorFlow</text:p>
          </table:table-cell>
          <table:table-cell table:style-name="ce17" office:value-type="string" calcext:value-type="string">
            <text:p>Aurelien Gero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1492032646</text:p>
          </table:table-cell>
          <table:table-cell table:style-name="ce24" table:formula="of:=COM.MICROSOFT.CONCAT(&quot;[&quot;;[.B13];&quot;][&quot;;[.A13];&quot;]&quot;)" office:value-type="string" office:string-value="[Hands-on Machine Learning with SciKit-Learn, Keras and TensorFlow][12]" calcext:value-type="string">
            <text:p>[Hands-on Machine Learning with SciKit-Learn, Keras and TensorFlow][12]</text:p>
          </table:table-cell>
          <table:table-cell table:style-name="ce24" table:formula="of:=COM.MICROSOFT.CONCAT([.C13]; &quot;&quot;)" office:value-type="string" office:string-value="Aurelien Geron" calcext:value-type="string">
            <text:p>Aurelien Geron</text:p>
          </table:table-cell>
          <table:table-cell table:style-name="ce24" table:formula="of:=COM.MICROSOFT.CONCAT([.D13]; &quot;&quot;)" office:value-type="string" office:string-value="EN" calcext:value-type="string">
            <text:p>EN</text:p>
          </table:table-cell>
          <table:table-cell table:style-name="ce24" table:formula="of:=COM.MICROSOFT.CONCAT(&quot;[&quot;;[.A13];&quot;]: &quot;;[.E13])" office:value-type="string" office:string-value="[12]: https://www.amazon.de/dp/1492032646" calcext:value-type="string">
            <text:p>[12]: https://www.amazon.de/dp/14920326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ive Into Python 3</text:p>
          </table:table-cell>
          <table:table-cell office:value-type="string" calcext:value-type="string">
            <text:p>Mark Pilgri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www.amazon.com/Dive-into-Python-Mark-Pilgrim/dp/1430224150" xlink:type="simple">https://www.amazon.com/Dive-into-Python-Mark-Pilgrim/dp/1430224150</text:a></text:p>
          </table:table-cell>
          <table:table-cell table:style-name="ce24" table:formula="of:=COM.MICROSOFT.CONCAT(&quot;[&quot;;[.B14];&quot;][&quot;;[.A14];&quot;]&quot;)" office:value-type="string" office:string-value="[Dive Into Python 3][13]" calcext:value-type="string">
            <text:p>[Dive Into Python 3][13]</text:p>
          </table:table-cell>
          <table:table-cell table:style-name="ce24" table:formula="of:=COM.MICROSOFT.CONCAT([.C14]; &quot;&quot;)" office:value-type="string" office:string-value="Mark Pilgrim" calcext:value-type="string">
            <text:p>Mark Pilgrim</text:p>
          </table:table-cell>
          <table:table-cell table:style-name="ce24" table:formula="of:=COM.MICROSOFT.CONCAT([.D14]; &quot;&quot;)" office:value-type="string" office:string-value="EN" calcext:value-type="string">
            <text:p>EN</text:p>
          </table:table-cell>
          <table:table-cell table:style-name="ce24" table:formula="of:=COM.MICROSOFT.CONCAT(&quot;[&quot;;[.A14];&quot;]: &quot;;[.E14])" office:value-type="string" office:string-value="[13]: https://www.amazon.com/Dive-into-Python-Mark-Pilgrim/dp/1430224150" calcext:value-type="string">
            <text:p>[13]: https://www.amazon.com/Dive-into-Python-Mark-Pilgrim/dp/14302241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hink Python</text:p>
          </table:table-cell>
          <table:table-cell office:value-type="string" calcext:value-type="string">
            <text:p>Allen B. Down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www.amazon.com/gp/product/1491939362" xlink:type="simple">https://www.amazon.com/gp/product/1491939362</text:a></text:p>
          </table:table-cell>
          <table:table-cell table:style-name="ce24" table:formula="of:=COM.MICROSOFT.CONCAT(&quot;[&quot;;[.B15];&quot;][&quot;;[.A15];&quot;]&quot;)" office:value-type="string" office:string-value="[Think Python][14]" calcext:value-type="string">
            <text:p>[Think Python][14]</text:p>
          </table:table-cell>
          <table:table-cell table:style-name="ce24" table:formula="of:=COM.MICROSOFT.CONCAT([.C15]; &quot;&quot;)" office:value-type="string" office:string-value="Allen B. Downey" calcext:value-type="string">
            <text:p>Allen B. Downey</text:p>
          </table:table-cell>
          <table:table-cell table:style-name="ce24" table:formula="of:=COM.MICROSOFT.CONCAT([.D15]; &quot;&quot;)" office:value-type="string" office:string-value="EN" calcext:value-type="string">
            <text:p>EN</text:p>
          </table:table-cell>
          <table:table-cell table:style-name="ce24" table:formula="of:=COM.MICROSOFT.CONCAT(&quot;[&quot;;[.A15];&quot;]: &quot;;[.E15])" office:value-type="string" office:string-value="[14]: https://www.amazon.com/gp/product/1491939362" calcext:value-type="string">
            <text:p>[14]: https://www.amazon.com/gp/product/149193936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arn Python the Hardway</text:p>
          </table:table-cell>
          <table:table-cell office:value-type="string" calcext:value-type="string">
            <text:p>Zed A. Shaw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com/Learn-Python-Hard-Way-Introduction/dp/0321884914</text:p>
          </table:table-cell>
          <table:table-cell table:style-name="ce24" table:formula="of:=COM.MICROSOFT.CONCAT(&quot;[&quot;;[.B16];&quot;][&quot;;[.A16];&quot;]&quot;)" office:value-type="string" office:string-value="[Learn Python the Hardway][15]" calcext:value-type="string">
            <text:p>[Learn Python the Hardway][15]</text:p>
          </table:table-cell>
          <table:table-cell table:style-name="ce24" table:formula="of:=COM.MICROSOFT.CONCAT([.C16]; &quot;&quot;)" office:value-type="string" office:string-value="Zed A. Shaw" calcext:value-type="string">
            <text:p>Zed A. Shaw</text:p>
          </table:table-cell>
          <table:table-cell table:style-name="ce24" table:formula="of:=COM.MICROSOFT.CONCAT([.D16]; &quot;&quot;)" office:value-type="string" office:string-value="EN" calcext:value-type="string">
            <text:p>EN</text:p>
          </table:table-cell>
          <table:table-cell table:style-name="ce24" table:formula="of:=COM.MICROSOFT.CONCAT(&quot;[&quot;;[.A16];&quot;]: &quot;;[.E16])" office:value-type="string" office:string-value="[15]: https://www.amazon.com/Learn-Python-Hard-Way-Introduction/dp/0321884914" calcext:value-type="string">
            <text:p>[15]: https://www.amazon.com/Learn-Python-Hard-Way-Introduction/dp/03218849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et Programming: Learn to code with Python</text:p>
          </table:table-cell>
          <table:table-cell office:value-type="string" calcext:value-type="string">
            <text:p>Ana Be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com/Get-Programming-Learn-code-Python/dp/1617293784</text:p>
          </table:table-cell>
          <table:table-cell table:style-name="ce24" table:formula="of:=COM.MICROSOFT.CONCAT(&quot;[&quot;;[.B17];&quot;][&quot;;[.A17];&quot;]&quot;)" office:value-type="string" office:string-value="[Get Programming: Learn to code with Python][16]" calcext:value-type="string">
            <text:p>[Get Programming: Learn to code with Python][16]</text:p>
          </table:table-cell>
          <table:table-cell table:style-name="ce24" table:formula="of:=COM.MICROSOFT.CONCAT([.C17]; &quot;&quot;)" office:value-type="string" office:string-value="Ana Bell" calcext:value-type="string">
            <text:p>Ana Bell</text:p>
          </table:table-cell>
          <table:table-cell table:style-name="ce24" table:formula="of:=COM.MICROSOFT.CONCAT([.D17]; &quot;&quot;)" office:value-type="string" office:string-value="EN" calcext:value-type="string">
            <text:p>EN</text:p>
          </table:table-cell>
          <table:table-cell table:style-name="ce24" table:formula="of:=COM.MICROSOFT.CONCAT(&quot;[&quot;;[.A17];&quot;]: &quot;;[.E17])" office:value-type="string" office:string-value="[16]: https://www.amazon.com/Get-Programming-Learn-code-Python/dp/1617293784" calcext:value-type="string">
            <text:p>[16]: https://www.amazon.com/Get-Programming-Learn-code-Python/dp/161729378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uent Python</text:p>
          </table:table-cell>
          <table:table-cell office:value-type="string" calcext:value-type="string">
            <text:p>Luciano Ramalh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oreilly.com/library/view/fluent-python/9781491946237/</text:p>
          </table:table-cell>
          <table:table-cell table:style-name="ce24" table:formula="of:=COM.MICROSOFT.CONCAT(&quot;[&quot;;[.B18];&quot;][&quot;;[.A18];&quot;]&quot;)" office:value-type="string" office:string-value="[Fluent Python][17]" calcext:value-type="string">
            <text:p>[Fluent Python][17]</text:p>
          </table:table-cell>
          <table:table-cell table:style-name="ce24" table:formula="of:=COM.MICROSOFT.CONCAT([.C18]; &quot;&quot;)" office:value-type="string" office:string-value="Luciano Ramalho" calcext:value-type="string">
            <text:p>Luciano Ramalho</text:p>
          </table:table-cell>
          <table:table-cell table:style-name="ce24" table:formula="of:=COM.MICROSOFT.CONCAT([.D18]; &quot;&quot;)" office:value-type="string" office:string-value="EN" calcext:value-type="string">
            <text:p>EN</text:p>
          </table:table-cell>
          <table:table-cell table:style-name="ce24" table:formula="of:=COM.MICROSOFT.CONCAT(&quot;[&quot;;[.A18];&quot;]: &quot;;[.E18])" office:value-type="string" office:string-value="[17]: https://www.oreilly.com/library/view/fluent-python/9781491946237/" calcext:value-type="string">
            <text:p>[17]: https://www.oreilly.com/library/view/fluent-python/9781491946237/</text:p>
          </table:table-cell>
        </table:table-row>
        <table:table-row table:style-name="ro2" table:number-rows-repeated="104855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5:38:27.926469965</meta:creation-date>
    <dc:date>2024-02-16T16:32:02.988139442</dc:date>
    <dc:creator>Murat Kendir</dc:creator>
    <meta:editing-duration>PT22M22S</meta:editing-duration>
    <meta:editing-cycles>4</meta:editing-cycles>
    <meta:generator>LibreOffice/7.3.7.2$Linux_X86_64 LibreOffice_project/30$Build-2</meta:generator>
    <meta:document-statistic meta:table-count="1" meta:cell-count="162" meta:object-count="0"/>
  </office:meta>
</office:document-meta>
</file>